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6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12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55"><text:span text:style-name="T10">1.8.1 </text:span><text:span text:style-name="T11">Compresión de un gas a temperatura constante (Ley de Boyle)</text:span></text:p>
      <text:p text:style-name="P55"><text:span text:style-name="T10">1.8.2 </text:span><text:span text:style-name="T11">Expansión de un gas a presión constante (Ley de Gay-Lussac)</text:span></text:p>
      <text:p text:style-name="P55"><text:span text:style-name="T11">1.</text:span><text:span text:style-name="T12">8.3 </text:span><text:span text:style-name="T11">Mezcla de gases (Ley de Dalton)</text:span></text:p>
      <text:p text:style-name="P57">Comentem exercicis 1.9-1 a 3.</text:p>
      <text:p text:style-name="P56"/>
      <text:p text:style-name="P58"/>
      <text:p text:style-name="P104">Dimecres <text:tab/>11/10/23</text:p>
      <text:p text:style-name="P21"><text:a xlink:type="simple" xlink:href="https://paulinoposada.github.io/web_fred/apunts/unitat_1/fred_apunts_ud_1_2_gs.pdf">Unitat 1.2</text:a></text:p>
      <text:p text:style-name="P58">Comentem, exercicis 1.9-4 i 5</text:p>
      <text:p text:style-name="P58">Comentem apartat 1.10 Caudal y velocidad</text:p>
      <text:p text:style-name="P59">Comentem apartat 1.10.<text:span text:style-name="T13">1</text:span> C<text:span text:style-name="T13">onservación del caudal volumétrico</text:span></text:p>
      <text:p text:style-name="P58"/>
      <text:p text:style-name="P104"/>
      <text:p text:style-name="P104">Dilluns <text:tab/>16/10/23</text:p>
      <text:p text:style-name="P60"><text:a xlink:type="simple" xlink:href="https://paulinoposada.github.io/web_fred/apunts/unitat_1/fred_apunts_ud_1_3_gs.pdf">Unitat 1.3</text:a></text:p>
      <text:p text:style-name="P60">Comentem apartats:</text:p>
      <text:p text:style-name="P60">1.1 Ciclo frigorífico</text:p>
      <text:p text:style-name="P60">1.1.1 Coeficiente de funcionamiento COP y EER</text:p>
      <text:p text:style-name="P60">1.1.2 Componentes de la instalación frigorífica</text:p>
      <text:p text:style-name="P60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66"/>
      <text:p text:style-name="P105">Dimecres <text:tab/>18/10/23</text:p>
      <text:p text:style-name="P67">Examen i solució d'examen.</text:p>
      <text:p text:style-name="P67"/>
      <text:p text:style-name="P67"/>
      <text:p text:style-name="P106">Di<text:span text:style-name="T17">jous</text:span> <text:tab/>1<text:span text:style-name="T17">9</text:span>/10/23</text:p>
      <text:p text:style-name="P61"><text:a xlink:type="simple" xlink:href="https://paulinoposada.github.io/web_fred/apunts/unitat_1/fred_apunts_ud_1_3_gs.pdf">Unitat 1.3</text:a></text:p>
      <text:p text:style-name="P68">Comentem apartat 1.2 Ejercicios ciclo frigorífico.</text:p>
      <text:p text:style-name="P68">Exercici 1.2-1</text:p>
      <text:p text:style-name="P68"/>
      <text:p text:style-name="P68"/>
      <text:p text:style-name="P107">Di<text:span text:style-name="T18">vendres</text:span> <text:tab/><text:span text:style-name="T18">20</text:span>/10/23</text:p>
      <text:p text:style-name="P62"><text:a xlink:type="simple" xlink:href="https://paulinoposada.github.io/web_fred/apunts/unitat_1/fred_apunts_ud_1_3_gs.pdf">Unitat 1.3</text:a></text:p>
      <text:p text:style-name="P69">Comentem apartat 1.2 Ejercicios ciclo frigorífico.</text:p>
      <text:p text:style-name="P69"><text:span text:style-name="T18">Comentem e</text:span>xercici 1.2-<text:span text:style-name="T18">2</text:span></text:p>
      <text:p text:style-name="P69"/>
      <text:p text:style-name="P69"/>
      <text:p text:style-name="P114">Di<text:span text:style-name="T19">lluns</text:span> <text:tab/><text:span text:style-name="T18">23</text:span>/10/23</text:p>
      <text:p text:style-name="P63"><text:a xlink:type="simple" xlink:href="https://paulinoposada.github.io/web_fred/apunts/unitat_1/fred_apunts_ud_1_3_gs.pdf">Unitat 1.3</text:a></text:p>
      <text:p text:style-name="P70">Comentem apartat 1.2 Ejercicios ciclo frigorífico.</text:p>
      <text:p text:style-name="P70"><text:span text:style-name="T18">Comentem e</text:span>xercici 1.2-<text:span text:style-name="T19">3</text:span></text:p>
      <text:p text:style-name="P108"/>
      <text:p text:style-name="P108">Di<text:span text:style-name="T20">marts</text:span> <text:tab/><text:span text:style-name="T18">24</text:span>/10/23</text:p>
      <text:p text:style-name="P64"><text:a xlink:type="simple" xlink:href="https://paulinoposada.github.io/web_fred/apunts/unitat_1/fred_apunts_ud_1_3_gs.pdf">Unitat 1.3</text:a></text:p>
      <text:p text:style-name="P71">Comentem apartat 1.2 Ejercicios ciclo frigorífico.</text:p>
      <text:p text:style-name="P71"><text:span text:style-name="T18">Comentem e</text:span>xercici 1.2-<text:span text:style-name="T20">4</text:span></text:p>
      <text:p text:style-name="P71"/>
      <text:p text:style-name="P109">Di<text:span text:style-name="T20">mecres</text:span> <text:tab/><text:span text:style-name="T18">25</text:span>/10/23</text:p>
      <text:p text:style-name="P65"><text:a xlink:type="simple" xlink:href="https://paulinoposada.github.io/web_fred/apunts/unitat_1/fred_apunts_ud_1_3_gs.pdf">Unitat 1.3</text:a></text:p>
      <text:p text:style-name="P72">Comentem apartat 1.2 Ejercicios ciclo frigorífico.</text:p>
      <text:p text:style-name="P73">Comentem exercici 1.2-5</text:p>
      <text:p text:style-name="P73">Comentem apartat 1.3 Influencia del sobrecalentamiento y el subenfriamiento en la eficiencia y el compresor.</text:p>
      <text:p text:style-name="P72"/>
      <text:p text:style-name="P72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74">Sortida <text:span text:style-name="T24">golondrinas</text:span>.</text:p>
      <text:p text:style-name="P74"/>
      <text:p text:style-name="P74"/>
      <text:p text:style-name="P48">D<text:span text:style-name="T21">illuns</text:span><text:tab/><text:span text:style-name="T22">27</text:span>/<text:span text:style-name="T23">10</text:span>/23</text:p>
      <text:p text:style-name="P77">Terminem de comentar <text:a xlink:type="simple" xlink:href="https://paulinoposada.github.io/web_fred/apunts/unitat_1/fred_apunts_ud_1_3_gs.pdf"><text:span text:style-name="T25">Unitat 1.3</text:span></text:a> , apartats </text:p>
      <text:p text:style-name="P77">1.4 Punts medició temperatura i pressió </text:p>
      <text:p text:style-name="P77">1.5 Simbologia</text:p>
      <text:p text:style-name="P77"/>
      <text:p text:style-name="P77">Comencem amb <text:a xlink:type="simple" xlink:href="https://paulinoposada.github.io/web_fred/apunts/unitat_2/fred_apunts_ud2_1_gs.pdf">Unitat 2.1</text:a></text:p>
      <text:p text:style-name="P77">Comentem 2.1.1.1 Compressor hermètics</text:p>
      <text:p text:style-name="P75"/>
      <text:p text:style-name="P49">D<text:span text:style-name="T21">imarts</text:span><text:tab/><text:span text:style-name="T26">31</text:span>/<text:span text:style-name="T23">10</text:span>/23</text:p>
      <text:p text:style-name="P78"><text:a xlink:type="simple" xlink:href="https://paulinoposada.github.io/web_fred/apunts/unitat_2/fred_apunts_ud2_1_gs.pdf">Unitat 2.1</text:a></text:p>
      <text:p text:style-name="P78">Comentem <text:span text:style-name="T26">exemple </text:span>2.1.1.1-<text:span text:style-name="T26">1</text:span></text:p>
      <text:p text:style-name="P84">Comentem apartats 2.1.1.2, 2.1.1.3, 2.1.2.1, 2.1.2.1.1 i 2.1.2.1.2</text:p>
      <text:p text:style-name="P86">Baixem al taller i desmuntem compressor obert.</text:p>
      <text:p text:style-name="P76"/>
      <text:p text:style-name="P76"/>
      <text:p text:style-name="P110">D<text:span text:style-name="T21">imecres</text:span><text:tab/><text:span text:style-name="T27">01</text:span>/<text:span text:style-name="T23">11</text:span>/23</text:p>
      <text:p text:style-name="P92">Festiu Tots sants</text:p>
      <text:p text:style-name="P111"/>
      <text:p text:style-name="P111"/>
      <text:p text:style-name="P50">D<text:span text:style-name="T21">ijous</text:span><text:tab/><text:span text:style-name="T27">02</text:span>/<text:span text:style-name="T23">11</text:span>/23</text:p>
      <text:p text:style-name="P79"><text:a xlink:type="simple" xlink:href="https://paulinoposada.github.io/web_fred/apunts/unitat_2/fred_apunts_ud2_1_gs.pdf">Unitat 2.1</text:a></text:p>
      <text:p text:style-name="P87">Comentem exemple 2.1.2.2-1</text:p>
      <text:p text:style-name="P90">Comentem que la causa de la reducció de la poténcia frigorífica quan baixa la temparatura de evaporació és la baixada de densitat del refgrigerant i en conseqüència la baixada del cabal de massa.</text:p>
      <text:p text:style-name="P85"/>
      <text:p text:style-name="P113">D<text:span text:style-name="T21">ivendres</text:span><text:tab/><text:span text:style-name="T27">03</text:span>/<text:span text:style-name="T23">11</text:span>/23</text:p>
      <text:p text:style-name="P80"><text:a xlink:type="simple" xlink:href="https://paulinoposada.github.io/web_fred/apunts/unitat_2/fred_apunts_ud2_1_gs.pdf">Unitat 2.1</text:a></text:p>
      <text:p text:style-name="P88">Comentem exemple 2.1.2.2-1</text:p>
      <text:p text:style-name="P93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91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97">Baixem al taller.</text:p>
      <text:p text:style-name="P97">Comencem pràctica 1, soldadura tova.</text:p>
      <text:p text:style-name="P94"/>
      <text:p text:style-name="P76"/>
      <text:p text:style-name="P52">D<text:span text:style-name="T21">imarts</text:span><text:tab/><text:span text:style-name="T27">07</text:span>/<text:span text:style-name="T23">11</text:span>/23</text:p>
      <text:p text:style-name="P81"><text:a xlink:type="simple" xlink:href="https://paulinoposada.github.io/web_fred/apunts/unitat_2/fred_apunts_ud2_1_gs.pdf">Unitat 2.1</text:a></text:p>
      <text:p text:style-name="P89"><text:span text:style-name="T28">Terminem de comentar e</text:span>xemple 2.1.2.2-1</text:p>
      <text:p text:style-name="P99">Comencem a comentar exemple <text:span text:style-name="T27">2.1.2.2-</text:span>2</text:p>
      <text:p text:style-name="P95"/>
      <text:p text:style-name="P98"/>
      <text:p text:style-name="P53">D<text:span text:style-name="T21">imecres</text:span><text:tab/><text:span text:style-name="T27">08</text:span>/<text:span text:style-name="T23">11</text:span>/23</text:p>
      <text:p text:style-name="P82"><text:a xlink:type="simple" xlink:href="https://paulinoposada.github.io/web_fred/apunts/unitat_2/fred_apunts_ud2_1_gs.pdf">Unitat 2.1</text:a></text:p>
      <text:p text:style-name="P100"><text:span text:style-name="T29">Terminem de </text:span>comentar exemple <text:span text:style-name="T27">2.1.2.2-</text:span>2</text:p>
      <text:p text:style-name="P102">Comencem amb l'apartat 2.1.2.3 Compresores rotativos de pistón rodante y paletas</text:p>
      <text:p text:style-name="P102">Comentem apartat 2.1.2.3.1 Compresor de pistón rodante (rolling piston compressor)</text:p>
      <text:p text:style-name="P96"/>
      <text:p text:style-name="P96"/>
      <text:p text:style-name="P54">D<text:span text:style-name="T21">ijous</text:span><text:tab/><text:tab/><text:span text:style-name="T27">09</text:span>/<text:span text:style-name="T23">11</text:span>/23</text:p>
      <text:p text:style-name="P83"><text:a xlink:type="simple" xlink:href="https://paulinoposada.github.io/web_fred/apunts/unitat_2/fred_apunts_ud2_1_gs.pdf">Unitat 2.1</text:a></text:p>
      <text:p text:style-name="P101"><text:span text:style-name="T29">Terminem de </text:span>comentar exemple <text:span text:style-name="T27">2.1.2.3.1-1</text:span></text:p>
      <text:p text:style-name="P103">Come<text:span text:style-name="T30">ntem</text:span> <text:span text:style-name="T30">e</text:span>l<text:span text:style-name="T30">s </text:span>apartat<text:span text:style-name="T30">s</text:span> </text:p>
      <text:p text:style-name="P103">2.1.2.3.<text:span text:style-name="T30">2</text:span> Compresor de paletas</text:p>
      <text:p text:style-name="P103">2.1.2.3.<text:span text:style-name="T30">3</text:span> Compresor de <text:span text:style-name="T30">tornillo</text:span></text:p>
      <text:p text:style-name="P103"/>
      <text:p text:style-name="P103"/>
      <text:p text:style-name="P115">D<text:span text:style-name="T21">ivendres</text:span><text:tab/><text:span text:style-name="T31">10</text:span>/<text:span text:style-name="T23">11</text:span>/23</text:p>
      <text:p text:style-name="P117"><text:a xlink:type="simple" xlink:href="https://paulinoposada.github.io/web_fred/apunts/unitat_2/fred_apunts_ud2_1_gs.pdf">Unitat 2.1</text:a></text:p>
      <text:p text:style-name="P119">Comentem exrcici 2.2-1</text:p>
      <text:p text:style-name="P119"/>
      <text:p text:style-name="P119"/>
      <text:p text:style-name="P116">D<text:span text:style-name="T21">illuns</text:span><text:tab/><text:span text:style-name="T32">13</text:span>/<text:span text:style-name="T23">11</text:span>/23</text:p>
      <text:p text:style-name="P121">Baixem al taller.</text:p>
      <text:p text:style-name="P121">Co<text:span text:style-name="T32">ntinuem</text:span> pràctica 1, soldadura tova.</text:p>
      <text:p text:style-name="P1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13T20:30:53.599639995</dc:date>
    <meta:editing-duration>PT31M4S</meta:editing-duration>
    <meta:editing-cycles>44</meta:editing-cycles>
    <meta:document-statistic meta:table-count="0" meta:image-count="0" meta:object-count="2" meta:page-count="5" meta:paragraph-count="168" meta:word-count="738" meta:character-count="5024" meta:non-whitespace-character-count="4432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